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49.95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48.49mm"/>
    </style:style>
    <style:style style:name="ro1" style:family="table-row">
      <style:table-row-properties style:row-height="9.9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E4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6"/>
        <table:table-column table:style-name="co4" table:default-cell-style-name="ce3"/>
        <table:table-column table:style-name="co5" table:default-cell-style-name="ce3"/>
        <table:table-column table:style-name="co1" table:number-columns-repeated="1018" table:default-cell-style-name="Default"/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Repas/apéro</text:p>
          </table:table-cell>
          <table:table-cell table:style-name="ce7" office:value-type="string" calcext:value-type="string">
            <text:p>Désignation de la recette</text:p>
          </table:table-cell>
          <table:table-cell table:style-name="ce12" office:value-type="string" calcext:value-type="string">
            <text:p>Date</text:p>
          </table:table-cell>
          <table:table-cell table:style-name="ce7" office:value-type="string" calcext:value-type="string">
            <text:p>Prénom et nom du cuisinier</text:p>
          </table:table-cell>
          <table:table-cell table:style-name="ce7" office:value-type="string" calcext:value-type="string">
            <text:p>Convives</text:p>
          </table:table-cell>
          <table:table-cell table:style-name="ce15" table:number-columns-repeated="1017"/>
          <table:table-cell table:style-name="ce1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Ratatouille niçoise</text:p>
          </table:table-cell>
          <table:table-cell table:style-name="ce13" office:value-type="date" office:date-value="2020-07-08" calcext:value-type="date">
            <text:p>08/07/20</text:p>
          </table:table-cell>
          <table:table-cell table:style-name="ce10" office:value-type="string" calcext:value-type="string">
            <text:p>Marie-Sarah Laroche</text:p>
          </table:table-cell>
          <table:table-cell table:style-name="ce10" office:value-type="string" calcext:value-type="string">
            <text:p>Marie-Sarah et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2]+1" office:value-type="float" office:value="2" calcext:value-type="float">
            <text:p>2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Soupe estivale</text:p>
          </table:table-cell>
          <table:table-cell table:style-name="ce13" office:value-type="date" office:date-value="2020-07-13" calcext:value-type="date">
            <text:p>13/07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Edina, Bruno, Luka, Gabriel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3]+1" office:value-type="float" office:value="3" calcext:value-type="float">
            <text:p>3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Dahl d’été</text:p>
          </table:table-cell>
          <table:table-cell table:style-name="ce13" office:value-type="date" office:date-value="2020-07-25" calcext:value-type="date">
            <text:p>25/07/20</text:p>
          </table:table-cell>
          <table:table-cell table:style-name="ce10" office:value-type="string" calcext:value-type="string">
            <text:p>Bruno Leruste</text:p>
          </table:table-cell>
          <table:table-cell table:style-name="ce10" office:value-type="string" calcext:value-type="string">
            <text:p>Edina, Bruno, Luka, Gabriel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4]+1" office:value-type="float" office:value="4" calcext:value-type="float">
            <text:p>4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Soupe estivale</text:p>
          </table:table-cell>
          <table:table-cell table:style-name="ce13" office:value-type="date" office:date-value="2020-08-03" calcext:value-type="date">
            <text:p>03/08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Olivia, Méline, Aaro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5]+1" office:value-type="float" office:value="5" calcext:value-type="float">
            <text:p>5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Lentilles carottes</text:p>
          </table:table-cell>
          <table:table-cell table:style-name="ce13" office:value-type="date" office:date-value="2020-09-19" calcext:value-type="date">
            <text:p>19/09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6]+1" office:value-type="float" office:value="6" calcext:value-type="float">
            <text:p>6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 la betterave</text:p>
          </table:table-cell>
          <table:table-cell table:style-name="ce13" office:value-type="date" office:date-value="2020-10-01" calcext:value-type="date">
            <text:p>01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7]+1" office:value-type="float" office:value="7" calcext:value-type="float">
            <text:p>7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Brochettes-apéro</text:p>
          </table:table-cell>
          <table:table-cell table:style-name="ce13" office:value-type="date" office:date-value="2020-10-01" calcext:value-type="date">
            <text:p>01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8]+1" office:value-type="float" office:value="8" calcext:value-type="float">
            <text:p>8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s pois chiche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9]+1" office:value-type="float" office:value="9" calcext:value-type="float">
            <text:p>9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Houmou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Olivier Marais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0]+1" office:value-type="float" office:value="10" calcext:value-type="float">
            <text:p>10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s endive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1]+1" office:value-type="float" office:value="11" calcext:value-type="float">
            <text:p>11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Cuisson des haricots blanc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2]+1" office:value-type="float" office:value="12" calcext:value-type="float">
            <text:p>12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Houmou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3]+1" office:value-type="float" office:value="13" calcext:value-type="float">
            <text:p>13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Cuisson des pomme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4]+1" office:value-type="float" office:value="14" calcext:value-type="float">
            <text:p>14</text:p>
          </table:table-cell>
          <table:table-cell table:style-name="ce10" table:number-columns-repeated="2"/>
          <table:table-cell table:style-name="ce13"/>
          <table:table-cell table:style-name="ce10" table:number-columns-repeated="2"/>
          <table:table-cell table:style-name="ce9" table:number-columns-repeated="1017"/>
          <table:table-cell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</text:span></text:p>
      </style:header>
      <style:header-left style:display="false"/>
      <style:footer>
        <style:region-left>
          <text:p>imprimé le <text:date style:data-style-name="N2" text:date-value="2020-10-26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2:45:04.576928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0-10-26T13:05:07.202936766</dc:date>
    <meta:editing-duration>PT1H4M14S</meta:editing-duration>
    <meta:editing-cycles>12</meta:editing-cycles>
    <meta:generator>LibreOffice/6.0.7.3$Linux_X86_64 LibreOffice_project/00m0$Build-3</meta:generator>
    <meta:document-statistic meta:table-count="1" meta:cell-count="85" meta:object-count="0"/>
  </office:meta>
</office:document-meta>
</file>